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604" calcext:value-type="float">
            <text:p>1.604</text:p>
          </table:table-cell>
          <table:table-cell table:style-name="ce22" office:value-type="percentage" office:value="0.0309" calcext:value-type="percentage">
            <text:p>3.09%</text:p>
          </table:table-cell>
          <table:table-cell table:style-name="ce26" office:value-type="float" office:value="43.58" calcext:value-type="float">
            <text:p>43.58</text:p>
          </table:table-cell>
          <table:table-cell table:style-name="ce22" office:value-type="percentage" office:value="0.8764" calcext:value-type="percentage">
            <text:p>87.6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75" calcext:value-type="float" table:number-columns-spanned="5" table:number-rows-spanned="1">
            <text:p>1.67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3" calcext:value-type="percentage" table:number-columns-spanned="5" table:number-rows-spanned="1">
            <text:p>2.8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71" calcext:value-type="percentage" table:number-columns-spanned="1" table:number-rows-spanned="2">
            <text:p>15.71%</text:p>
          </table:table-cell>
          <table:table-cell office:value-type="string" calcext:value-type="string">
            <text:p>洋河股份F</text:p>
          </table:table-cell>
          <table:table-cell office:value-type="percentage" office:value="0.1257" calcext:value-type="percentage">
            <text:p>12.57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8" calcext:value-type="float">
            <text:p>108.000</text:p>
          </table:table-cell>
          <table:table-cell office:value-type="float" office:value="19.79" calcext:value-type="float">
            <text:p>19.79</text:p>
          </table:table-cell>
          <table:table-cell office:value-type="percentage" office:value="0.0887" calcext:value-type="percentage">
            <text:p>8.87%</text:p>
          </table:table-cell>
          <table:table-cell table:style-name="ce42" table:formula="of:=IF([.E6]&gt;0;[.F6]/[.E6]-1.0014;([.F6]-[.E6]))" office:value-type="percentage" office:value="0.0269167977453202" calcext:value-type="percentage">
            <text:p>2.6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14" calcext:value-type="percentage">
            <text:p>3.14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8" calcext:value-type="float">
            <text:p>108.000</text:p>
          </table:table-cell>
          <table:table-cell office:value-type="float" office:value="19.79" calcext:value-type="float">
            <text:p>19.79</text:p>
          </table:table-cell>
          <table:table-cell office:value-type="percentage" office:value="0.0887" calcext:value-type="percentage">
            <text:p>8.87%</text:p>
          </table:table-cell>
          <table:table-cell table:style-name="ce43" table:formula="of:=IF([.E7]&gt;0;[.F7]/[.E7]-1.0014;([.F7]-[.E7]))" office:value-type="percentage" office:value="0.00957090650391268" calcext:value-type="percentage">
            <text:p>0.9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26" calcext:value-type="percentage" table:number-columns-spanned="1" table:number-rows-spanned="4">
            <text:p>14.26%</text:p>
          </table:table-cell>
          <table:table-cell office:value-type="string" calcext:value-type="string">
            <text:p>民生银行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6.73" calcext:value-type="float">
            <text:p>6.730</text:p>
          </table:table-cell>
          <table:table-cell office:value-type="float" office:value="6.3" calcext:value-type="float">
            <text:p>6.300</text:p>
          </table:table-cell>
          <table:table-cell office:value-type="float" office:value="5.19" calcext:value-type="float">
            <text:p>5.19</text:p>
          </table:table-cell>
          <table:table-cell office:value-type="percentage" office:value="0.0048" calcext:value-type="percentage">
            <text:p>0.48%</text:p>
          </table:table-cell>
          <table:table-cell table:style-name="ce49" table:formula="of:=IF([.E8]&gt;0;[.F8]/[.E8]-1.0014;([.F8]-[.E8]))" office:value-type="percentage" office:value="-0.0652930163447253" calcext:value-type="percentage">
            <text:p>-6.53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1" calcext:value-type="percentage">
            <text:p>3.71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7.54" calcext:value-type="float">
            <text:p>37.540</text:p>
          </table:table-cell>
          <table:table-cell office:value-type="float" office:value="10.47" calcext:value-type="float">
            <text:p>10.47</text:p>
          </table:table-cell>
          <table:table-cell office:value-type="percentage" office:value="0.0011" calcext:value-type="percentage">
            <text:p>0.11%</text:p>
          </table:table-cell>
          <table:table-cell table:style-name="ce49" table:formula="of:=IF([.E9]&gt;0;[.F9]/[.E9]-1.0014;([.F9]-[.E9]))" office:value-type="percentage" office:value="0.44886076878501" calcext:value-type="percentage">
            <text:p>44.89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3.275" calcext:value-type="float">
            <text:p>3.275</text:p>
          </table:table-cell>
          <table:table-cell office:value-type="float" office:value="3.41" calcext:value-type="float">
            <text:p>3.410</text:p>
          </table:table-cell>
          <table:table-cell office:value-type="float" office:value="5.1" calcext:value-type="float">
            <text:p>5.10</text:p>
          </table:table-cell>
          <table:table-cell office:value-type="percentage" office:value="0.0365" calcext:value-type="percentage">
            <text:p>3.65%</text:p>
          </table:table-cell>
          <table:table-cell table:style-name="ce51" table:formula="of:=IF([.E10]&gt;0;[.F10]/[.E10]-1.0014;([.F10]-[.E10]))" office:value-type="percentage" office:value="0.0398213740458015" calcext:value-type="percentage">
            <text:p>3.98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66" calcext:value-type="percentage">
            <text:p>6.66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6.59" calcext:value-type="float">
            <text:p>16.590</text:p>
          </table:table-cell>
          <table:table-cell office:value-type="float" office:value="11.5" calcext:value-type="float">
            <text:p>11.50</text:p>
          </table:table-cell>
          <table:table-cell office:value-type="percentage" office:value="0.0292" calcext:value-type="percentage">
            <text:p>2.92%</text:p>
          </table:table-cell>
          <table:table-cell table:style-name="ce49" table:formula="of:=IF([.E11]&gt;0;[.F11]/[.E11]-1.0014;([.F11]-[.E11]))" office:value-type="percentage" office:value="0.647049920508744" calcext:value-type="percentage">
            <text:p>64.70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9.65625" calcext:value-type="float">
            <text:p>19.656</text:p>
          </table:table-cell>
          <table:table-cell table:style-name="ce115" table:formula="of:=IF([.F11]&lt;[.E11]*1.25; 0; [.J11]/1.25*0.92)" office:value-type="float" office:value="14.467" calcext:value-type="float">
            <text:p>14.467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44" calcext:value-type="percentage" table:number-columns-spanned="1" table:number-rows-spanned="3">
            <text:p>11.44%</text:p>
          </table:table-cell>
          <table:table-cell office:value-type="string" calcext:value-type="string">
            <text:p>中国平安</text:p>
          </table:table-cell>
          <table:table-cell office:value-type="percentage" office:value="0.0498" calcext:value-type="percentage">
            <text:p>4.98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5.53" calcext:value-type="float">
            <text:p>85.530</text:p>
          </table:table-cell>
          <table:table-cell office:value-type="float" office:value="9.92" calcext:value-type="float">
            <text:p>9.92</text:p>
          </table:table-cell>
          <table:table-cell office:value-type="percentage" office:value="-0.0143" calcext:value-type="percentage">
            <text:p>-1.43%</text:p>
          </table:table-cell>
          <table:table-cell table:style-name="ce54" table:formula="of:=IF([.E12]&gt;0;[.F12]/[.E12]-1.0014;([.F12]-[.E12]))" office:value-type="percentage" office:value="0.351130954978889" calcext:value-type="percentage">
            <text:p>35.11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3.3" calcext:value-type="float">
            <text:p>33.300</text:p>
          </table:table-cell>
          <table:table-cell office:value-type="float" office:value="7.14" calcext:value-type="float">
            <text:p>7.14</text:p>
          </table:table-cell>
          <table:table-cell office:value-type="percentage" office:value="-0.0089" calcext:value-type="percentage">
            <text:p>-0.89%</text:p>
          </table:table-cell>
          <table:table-cell table:style-name="ce55" table:formula="of:=IF([.E13]&gt;0;[.F13]/[.E13]-1.0014;([.F13]-[.E13]))" office:value-type="percentage" office:value="-0.113849692155974" calcext:value-type="percentage">
            <text:p>-11.38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3.58" calcext:value-type="float">
            <text:p>23.580</text:p>
          </table:table-cell>
          <table:table-cell office:value-type="float" office:value="22.68" calcext:value-type="float">
            <text:p>22.68</text:p>
          </table:table-cell>
          <table:table-cell office:value-type="percentage" office:value="0.0252" calcext:value-type="percentage">
            <text:p>2.52%</text:p>
          </table:table-cell>
          <table:table-cell table:style-name="ce54" table:formula="of:=IF([.E14]&gt;0;[.F14]/[.E14]-1.0014;([.F14]-[.E14]))" office:value-type="percentage" office:value="0.423717853257585" calcext:value-type="percentage">
            <text:p>42.37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66" calcext:value-type="percentage">
            <text:p>11.66%</text:p>
          </table:table-cell>
          <table:table-cell office:value-type="string" calcext:value-type="string">
            <text:p>融创中国</text:p>
          </table:table-cell>
          <table:table-cell office:value-type="percentage" office:value="0.1166" calcext:value-type="percentage">
            <text:p>11.66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4.6" calcext:value-type="float">
            <text:p>44.600</text:p>
          </table:table-cell>
          <table:table-cell office:value-type="float" office:value="8.6" calcext:value-type="float">
            <text:p>8.60</text:p>
          </table:table-cell>
          <table:table-cell office:value-type="percentage" office:value="0.0312" calcext:value-type="percentage">
            <text:p>3.12%</text:p>
          </table:table-cell>
          <table:table-cell table:style-name="ce59" table:formula="of:=IF([.E15]&gt;0;[.F15]/[.E15]-1.0014;([.F15]-[.E15]))" office:value-type="percentage" office:value="0.681936478580864" calcext:value-type="percentage">
            <text:p>68.19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1.748046875" calcext:value-type="float">
            <text:p>51.748</text:p>
          </table:table-cell>
          <table:table-cell table:style-name="ce119" table:formula="of:=IF([.F15]&lt;[.E15]*1.25; 0; [.J15]/1.25*0.92)" office:value-type="float" office:value="38.0865625" calcext:value-type="float">
            <text:p>38.087</text:p>
          </table:table-cell>
          <table:table-cell table:style-name="ce161" office:value-type="float" office:value="38.087" calcext:value-type="float">
            <text:p>38.087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88" calcext:value-type="percentage">
            <text:p>5.88%</text:p>
          </table:table-cell>
          <table:table-cell office:value-type="string" calcext:value-type="string">
            <text:p>腾讯控股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75.2" calcext:value-type="float">
            <text:p>375.200</text:p>
          </table:table-cell>
          <table:table-cell office:value-type="float" office:value="37.7" calcext:value-type="float">
            <text:p>37.70</text:p>
          </table:table-cell>
          <table:table-cell office:value-type="percentage" office:value="0.0393" calcext:value-type="percentage">
            <text:p>3.93%</text:p>
          </table:table-cell>
          <table:table-cell table:style-name="ce57" table:formula="of:=IF([.E16]&gt;0;[.F16]/[.E16]-1.0014;([.F16]-[.E16]))" office:value-type="percentage" office:value="0.16970930769711" calcext:value-type="percentage">
            <text:p>16.97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49" calcext:value-type="percentage">
            <text:p>5.49%</text:p>
          </table:table-cell>
          <table:table-cell office:value-type="string" calcext:value-type="string">
            <text:p>分众传媒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5.808" calcext:value-type="float">
            <text:p>5.808</text:p>
          </table:table-cell>
          <table:table-cell office:value-type="float" office:value="6.29" calcext:value-type="float">
            <text:p>6.290</text:p>
          </table:table-cell>
          <table:table-cell office:value-type="float" office:value="38.9" calcext:value-type="float">
            <text:p>38.90</text:p>
          </table:table-cell>
          <table:table-cell office:value-type="percentage" office:value="0.0845" calcext:value-type="percentage">
            <text:p>8.45%</text:p>
          </table:table-cell>
          <table:table-cell table:style-name="ce46" table:formula="of:=IF([.E17]&gt;0;[.F17]/[.E17]-1.0014;([.F17]-[.E17]))" office:value-type="percentage" office:value="0.0815889807162533" calcext:value-type="percentage">
            <text:p>8.16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3" calcext:value-type="percentage">
            <text:p>3.03%</text:p>
          </table:table-cell>
          <table:table-cell office:value-type="string" calcext:value-type="string">
            <text:p>美的集团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7.8" calcext:value-type="float">
            <text:p>57.800</text:p>
          </table:table-cell>
          <table:table-cell office:value-type="float" office:value="17.03" calcext:value-type="float">
            <text:p>17.03</text:p>
          </table:table-cell>
          <table:table-cell office:value-type="percentage" office:value="-0.0103" calcext:value-type="percentage">
            <text:p>-1.03%</text:p>
          </table:table-cell>
          <table:table-cell table:style-name="ce60" table:formula="of:=IF([.E18]&gt;0;[.F18]/[.E18]-1.0014;([.F18]-[.E18]))" office:value-type="percentage" office:value="0.27996915846413" calcext:value-type="percentage">
            <text:p>28.00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0.48125" calcext:value-type="float">
            <text:p>70.481</text:p>
          </table:table-cell>
          <table:table-cell table:style-name="ce120" table:formula="of:=IF([.F18]&lt;[.E18]*1.25; 0; [.J18]/1.25*0.92)" office:value-type="float" office:value="51.8742" calcext:value-type="float">
            <text:p>51.874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4" calcext:value-type="percentage">
            <text:p>0.94%</text:p>
          </table:table-cell>
          <table:table-cell office:value-type="string" calcext:value-type="string">
            <text:p>西宁特钢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51" calcext:value-type="float">
            <text:p>3.51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86" calcext:value-type="percentage">
            <text:p>0.86%</text:p>
          </table:table-cell>
          <table:table-cell table:style-name="ce63" table:formula="of:=IF([.E19]&gt;0;[.F19]/[.E19]-1.0014;([.F19]-[.E19]))" office:value-type="percentage" office:value="-0.393291891891892" calcext:value-type="percentage">
            <text:p>-39.33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5" calcext:value-type="percentage">
            <text:p>0.3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.147" calcext:value-type="float">
            <text:p>2.147</text:p>
          </table:table-cell>
          <table:table-cell office:value-type="float" office:value="6.69" calcext:value-type="float">
            <text:p>6.69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106" calcext:value-type="percentage">
            <text:p>1.06%</text:p>
          </table:table-cell>
          <table:table-cell table:style-name="ce65" table:formula="of:=IF([.E20]&gt;0;[.F20]/[.E20]-1.0014;([.F20]-[.E20]))" office:value-type="percentage" office:value="2.11457578015836" calcext:value-type="percentage">
            <text:p>211.46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.19015502929688" calcext:value-type="float">
            <text:p>8.190</text:p>
          </table:table-cell>
          <table:table-cell table:style-name="ce124" table:formula="of:=IF([.F20]&lt;[.E20]*1.25; 0; [.J20]/1.25*0.92)" office:value-type="float" office:value="6.0279541015625" calcext:value-type="float">
            <text:p>6.028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17" calcext:value-type="float" table:number-columns-spanned="5" table:number-rows-spanned="1">
            <text:p>1.21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489" calcext:value-type="percentage" table:number-columns-spanned="5" table:number-rows-spanned="1">
            <text:p>4.89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83" calcext:value-type="percentage" table:number-columns-spanned="1" table:number-rows-spanned="3">
            <text:p>8.3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52" calcext:value-type="percentage">
            <text:p>3.52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9" calcext:value-type="float">
            <text:p>1.9000</text:p>
          </table:table-cell>
          <table:table-cell office:value-type="float" office:value="12.97" calcext:value-type="float">
            <text:p>12.97</text:p>
          </table:table-cell>
          <table:table-cell office:value-type="percentage" office:value="0.0055" calcext:value-type="percentage">
            <text:p>0.55%</text:p>
          </table:table-cell>
          <table:table-cell table:style-name="ce67" table:formula="of:=IF([.E24]&gt;0;[.F24]/[.E24]-1.0014;([.F24]-[.E24]))" office:value-type="percentage" office:value="-0.302510865886854" calcext:value-type="percentage">
            <text:p>-30.25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4" calcext:value-type="percentage">
            <text:p>1.44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5.39" calcext:value-type="float">
            <text:p>35.3900</text:p>
          </table:table-cell>
          <table:table-cell table:style-name="ce39" office:value-type="float" office:value="96.45" calcext:value-type="float">
            <text:p>96.45</text:p>
          </table:table-cell>
          <table:table-cell office:value-type="percentage" office:value="0.0385" calcext:value-type="percentage">
            <text:p>3.85%</text:p>
          </table:table-cell>
          <table:table-cell table:style-name="ce68" table:formula="of:=IF([.E25]&gt;0;[.F25]/[.E25]-1.0014;([.F25]-[.E25]))" office:value-type="percentage" office:value="-0.118746302531488" calcext:value-type="percentage">
            <text:p>-11.87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34" calcext:value-type="percentage">
            <text:p>3.34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12.69" calcext:value-type="float">
            <text:p>212.6900</text:p>
          </table:table-cell>
          <table:table-cell office:value-type="float" office:value="26.04" calcext:value-type="float">
            <text:p>26.04</text:p>
          </table:table-cell>
          <table:table-cell office:value-type="percentage" office:value="0.0358" calcext:value-type="percentage">
            <text:p>3.58%</text:p>
          </table:table-cell>
          <table:table-cell table:style-name="ce67" table:formula="of:=IF([.E26]&gt;0;[.F26]/[.E26]-1.0014;([.F26]-[.E26]))" office:value-type="percentage" office:value="0.2151177358551" calcext:value-type="percentage">
            <text:p>21.51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7" calcext:value-type="percentage">
            <text:p>2.7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7" calcext:value-type="percentage">
            <text:p>2.77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06.2" calcext:value-type="float">
            <text:p>206.2000</text:p>
          </table:table-cell>
          <table:table-cell office:value-type="float" office:value="32.66" calcext:value-type="float">
            <text:p>32.66</text:p>
          </table:table-cell>
          <table:table-cell office:value-type="percentage" office:value="0.0628" calcext:value-type="percentage">
            <text:p>6.28%</text:p>
          </table:table-cell>
          <table:table-cell table:style-name="ce67" table:formula="of:=IF([.E27]&gt;0;[.F27]/[.E27]-1.0014;([.F27]-[.E27]))" office:value-type="percentage" office:value="0.178009185778682" calcext:value-type="percentage">
            <text:p>17.80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02" calcext:value-type="percentage">
            <text:p>2.02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4.3" calcext:value-type="float">
            <text:p>4.3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1111" calcext:value-type="percentage">
            <text:p>11.11%</text:p>
          </table:table-cell>
          <table:table-cell table:style-name="ce70" table:formula="of:=IF([.E28]&gt;0;[.F28]/[.E28]-1.0014;([.F28]-[.E28]))" office:value-type="percentage" office:value="-0.15293906866614" calcext:value-type="percentage">
            <text:p>-15.29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8" calcext:value-type="percentage">
            <text:p>1.78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8" calcext:value-type="percentage">
            <text:p>1.78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9.09" calcext:value-type="float">
            <text:p>29.0900</text:p>
          </table:table-cell>
          <table:table-cell office:value-type="float" office:value="11.14" calcext:value-type="float">
            <text:p>11.14</text:p>
          </table:table-cell>
          <table:table-cell office:value-type="percentage" office:value="0.0229" calcext:value-type="percentage">
            <text:p>2.29%</text:p>
          </table:table-cell>
          <table:table-cell table:style-name="ce77" table:formula="of:=IF([.E29]&gt;0;[.F29]/[.E29]-1.0014;([.F29]-[.E29]))" office:value-type="percentage" office:value="0.0601509810862193" calcext:value-type="percentage">
            <text:p>6.02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5" calcext:value-type="percentage">
            <text:p>0.65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24" calcext:value-type="float">
            <text:p>1.2400</text:p>
          </table:table-cell>
          <table:table-cell office:value-type="float" office:value="3.31" calcext:value-type="float">
            <text:p>3.31</text:p>
          </table:table-cell>
          <table:table-cell office:value-type="percentage" office:value="0" calcext:value-type="percentage">
            <text:p>0.00%</text:p>
          </table:table-cell>
          <table:table-cell table:style-name="ce72" table:formula="of:=IF([.E30]&gt;0;[.F30]/[.E30]-1.0014;([.F30]-[.E30]))" office:value-type="percentage" office:value="-0.273486879953038" calcext:value-type="percentage">
            <text:p>-27.35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47023.758548" calcext:value-type="float">
            <text:p>247023.76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21:32:33.14043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2-21T21:59:08.976559345</dc:date>
    <meta:editing-duration>P2DT3H4M49S</meta:editing-duration>
    <meta:editing-cycles>343</meta:editing-cycles>
    <meta:generator>LibreOffice/6.0.7.3$Linux_X86_64 LibreOffice_project/00m0$Build-3</meta:generator>
    <meta:document-statistic meta:table-count="1" meta:cell-count="333" meta:object-count="0"/>
  </office:meta>
</office:document-meta>
</file>